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2025-03-19 0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88576" calcext:value-type="float">
            <text:p>111.2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2024-03-27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8624" calcext:value-type="float">
            <text:p>110.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2023-03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2904" calcext:value-type="float">
            <text:p>110.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2022-03-16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7852" calcext:value-type="float">
            <text:p>110.0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2021-03-17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28" calcext:value-type="float">
            <text:p>109.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35392" calcext:value-type="float">
            <text:p>109.4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51344" calcext:value-type="float">
            <text:p>109.0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9836" calcext:value-type="float">
            <text:p>108.7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6684" calcext:value-type="float">
            <text:p>108.0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56984" calcext:value-type="float">
            <text:p>108.4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9544" calcext:value-type="float">
            <text:p>108.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35776" calcext:value-type="float">
            <text:p>107.9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24296" calcext:value-type="float">
            <text:p>107.5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2208" calcext:value-type="float">
            <text:p>107.5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9628" calcext:value-type="float">
            <text:p>107.3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0248" calcext:value-type="float">
            <text:p>107.1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8704" calcext:value-type="float">
            <text:p>106.9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62296" calcext:value-type="float">
            <text:p>106.7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84928" calcext:value-type="float">
            <text:p>106.4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89272" calcext:value-type="float">
            <text:p>106.1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91152" calcext:value-type="float">
            <text:p>105.9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33952" calcext:value-type="float">
            <text:p>105.5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68192" calcext:value-type="float">
            <text:p>105.1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14624" calcext:value-type="float">
            <text:p>104.8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6568" calcext:value-type="float">
            <text:p>104.3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9952" calcext:value-type="float">
            <text:p>104.0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64944" calcext:value-type="float">
            <text:p>103.5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9832" calcext:value-type="float">
            <text:p>103.0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40232" calcext:value-type="float">
            <text:p>102.4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30632" calcext:value-type="float">
            <text:p>101.8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41784" calcext:value-type="float">
            <text:p>101.1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35232" calcext:value-type="float">
            <text:p>100.5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9224" calcext:value-type="float">
            <text:p>99.7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92944" calcext:value-type="float">
            <text:p>98.9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0632" calcext:value-type="float">
            <text:p>98.0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33664" calcext:value-type="float">
            <text:p>97.1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344" calcext:value-type="float">
            <text:p>96.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468" calcext:value-type="float">
            <text:p>94.5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91432" calcext:value-type="float">
            <text:p>92.9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07184" calcext:value-type="float">
            <text:p>91.0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6544" calcext:value-type="float">
            <text:p>89.6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52504" calcext:value-type="float">
            <text:p>87.8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244" calcext:value-type="float">
            <text:p>88.1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0152" calcext:value-type="float">
            <text:p>94.1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3352" calcext:value-type="float">
            <text:p>93.1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228" calcext:value-type="float">
            <text:p>90.6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596" calcext:value-type="float">
            <text:p>89.5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63984" calcext:value-type="float">
            <text:p>88.2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3256" calcext:value-type="float">
            <text:p>87.7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58232" calcext:value-type="float">
            <text:p>94.0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45784" calcext:value-type="float">
            <text:p>95.0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7056" calcext:value-type="float">
            <text:p>95.3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35744" calcext:value-type="float">
            <text:p>98.5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96264" calcext:value-type="float">
            <text:p>102.6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50672" calcext:value-type="float">
            <text:p>102.1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67336" calcext:value-type="float">
            <text:p>101.3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57152" calcext:value-type="float">
            <text:p>100.6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5248" calcext:value-type="float">
            <text:p>99.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69728" calcext:value-type="float">
            <text:p>99.1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24848" calcext:value-type="float">
            <text:p>98.2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8464" calcext:value-type="float">
            <text:p>97.4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30872" calcext:value-type="float">
            <text:p>96.1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0448" calcext:value-type="float">
            <text:p>93.5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556" calcext:value-type="float">
            <text:p>90.2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5032" calcext:value-type="float">
            <text:p>87.5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608" calcext:value-type="float">
            <text:p>86.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176" calcext:value-type="float">
            <text:p>86.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0112" calcext:value-type="float">
            <text:p>86.2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932" calcext:value-type="float">
            <text:p>85.9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5192" calcext:value-type="float">
            <text:p>84.9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4608" calcext:value-type="float">
            <text:p>84.8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6988" calcext:value-type="float">
            <text:p>84.86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728" calcext:value-type="float">
            <text:p>84.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6632" calcext:value-type="float">
            <text:p>85.0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7904" calcext:value-type="float">
            <text:p>85.3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6712" calcext:value-type="float">
            <text:p>85.7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1884" calcext:value-type="float">
            <text:p>86.70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9184" calcext:value-type="float">
            <text:p>87.9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1184" calcext:value-type="float">
            <text:p>88.7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6232" calcext:value-type="float">
            <text:p>89.4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4016" calcext:value-type="float">
            <text:p>90.0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752" calcext:value-type="float">
            <text:p>90.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52904" calcext:value-type="float">
            <text:p>91.0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50896" calcext:value-type="float">
            <text:p>91.7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92" calcext:value-type="float">
            <text:p>92.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65496" calcext:value-type="float">
            <text:p>94.2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03312" calcext:value-type="float">
            <text:p>96.6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6024" calcext:value-type="float">
            <text:p>96.9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3496" calcext:value-type="float">
            <text:p>96.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732" calcext:value-type="float">
            <text:p>96.6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17968" calcext:value-type="float">
            <text:p>96.5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9952" calcext:value-type="float">
            <text:p>96.3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6592" calcext:value-type="float">
            <text:p>96.1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2" calcext:value-type="float">
            <text:p>96.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6928" calcext:value-type="float">
            <text:p>95.8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31" calcext:value-type="float">
            <text:p>95.6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54216" calcext:value-type="float">
            <text:p>95.4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71336" calcext:value-type="float">
            <text:p>95.2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15304" calcext:value-type="float">
            <text:p>95.0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328" calcext:value-type="float">
            <text:p>94.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3448" calcext:value-type="float">
            <text:p>94.6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40172" calcext:value-type="float">
            <text:p>94.34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88712" calcext:value-type="float">
            <text:p>94.0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546" calcext:value-type="float">
            <text:p>93.9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1076" calcext:value-type="float">
            <text:p>93.7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95876" calcext:value-type="float">
            <text:p>93.49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0596" calcext:value-type="float">
            <text:p>93.4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926" calcext:value-type="float">
            <text:p>93.1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4772" calcext:value-type="float">
            <text:p>92.2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1244" calcext:value-type="float">
            <text:p>91.9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65296" calcext:value-type="float">
            <text:p>92.6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01616" calcext:value-type="float">
            <text:p>93.7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7648" calcext:value-type="float">
            <text:p>101.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15264" calcext:value-type="float">
            <text:p>102.3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70712" calcext:value-type="float">
            <text:p>102.4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14096" calcext:value-type="float">
            <text:p>102.1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91008" calcext:value-type="float">
            <text:p>101.7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8232" calcext:value-type="float">
            <text:p>102.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6168" calcext:value-type="float">
            <text:p>101.1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832" calcext:value-type="float">
            <text:p>100.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18696" calcext:value-type="float">
            <text:p>100.8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57736" calcext:value-type="float">
            <text:p>100.7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69928" calcext:value-type="float">
            <text:p>100.7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12016" calcext:value-type="float">
            <text:p>100.7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4496" calcext:value-type="float">
            <text:p>100.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2032" calcext:value-type="float">
            <text:p>101.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71224" calcext:value-type="float">
            <text:p>100.4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5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91548" calcext:value-type="float">
            <text:p>98.49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5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16" calcext:value-type="float">
            <text:p>96.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5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3552" calcext:value-type="float">
            <text:p>98.5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5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56" calcext:value-type="float">
            <text:p>98.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55118172601</text:p>
          </table:table-cell>
          <table:table-cell office:value-type="string" calcext:value-type="string">
            <text:p>195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" calcext:value-type="float">
            <text:p>9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34" meta:object-count="0"/>
    <meta:user-defined meta:name="AppVersion">3.0</meta:user-defined>
  </office:meta>
</office:document-meta>
</file>